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hese are some Database Manipulation queries for a partially implemented Project Website <text:line-break/>– You will only ever be adding to the game list where the rest is more back of the site adding or already pre fixed </text:p>
      <text:p text:style-name="Standard"/>
      <text:p text:style-name="Standard"><text:span text:style-name="T2">Games</text:span><text:line-break/>-- get all Games Ids, <text:s/>titles, relese date, tating, current version and creators form games<text:line-break/>SELECT * FROM `Games`<text:line-break/></text:p>
      <text:list xml:id="list1738601440724071736" text:style-name="L1">
        <text:list-item>
          <text:p text:style-name="P2">inserting info to the games table. For data point</text:p>
        </text:list-item>
        <text:list-item>
          <text:p text:style-name="P2">Games Ids, <text:s/>titles, relese date, tating, current version and creators form games </text:p>
        </text:list-item>
      </text:list>
      <text:p text:style-name="Standard">INSERT INTO `Games` (`Games_ID`, `Games_Game_title`, `Games_Relese_date`, `Games_Rating`, `Games_Current_Version`, `Games_Creators`) VALUES ('4', 'filler', '21/45/1235', 'E', '1.0', 'the team');</text:p>
      <text:p text:style-name="Standard"/>
      <text:p text:style-name="P1">updating all feilds</text:p>
      <text:p text:style-name="Standard">UPDATE `Games` SET `Games_ID`=[value-1],`Games_Game_title`=[value-2],`Games_Relese_date`=[value-3],`Games_Rating`=[value-4],`Games_Current_Version`=[value-5],`Games_Creators`=[value-6] WHERE 1</text:p>
      <text:p text:style-name="Standard"/>
      <text:p text:style-name="P1">Delete full game data</text:p>
      <text:p text:style-name="Standard">DELETE FROM `Games` WHERE 0</text:p>
      <text:p text:style-name="Standard"/>
      <text:p text:style-name="P3">Audience</text:p>
      <text:p text:style-name="Standard">SELECT * FROM `Audience`</text:p>
      <text:p text:style-name="Standard"/>
      <text:p text:style-name="P3">Audience_Hardware</text:p>
      <text:p text:style-name="Standard">SELECT * FROM `Audience_Hardware`</text:p>
      <text:p text:style-name="Standard"/>
      <text:p text:style-name="Standard"><text:span text:style-name="T2">Game_Game_Play</text:span></text:p>
      <text:p text:style-name="Standard">SELECT * FROM `Controls`</text:p>
      <text:p text:style-name="Standard"/>
      <text:p text:style-name="P3">Game_Hardware</text:p>
      <text:p text:style-name="Standard">SELECT * FROM `Game_Hardware`</text:p>
      <text:p text:style-name="Standard"/>
      <text:p text:style-name="Standard"><text:span text:style-name="T2">Game_play</text:span></text:p>
      <text:p text:style-name="Standard">SELECT * FROM `Game_play`</text:p>
      <text:p text:style-name="Standard"/>
      <text:p text:style-name="P3">Genre</text:p>
      <text:p text:style-name="Standard">SELECT * FROM `Genre`</text:p>
      <text:p text:style-name="Standard"/>
      <text:p text:style-name="P3">Hardware</text:p>
      <text:p text:style-name="Standard">SELECT * FROM `Hardware`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6T21:27:17.25</meta:creation-date>
    <meta:document-statistic meta:table-count="0" meta:image-count="0" meta:object-count="0" meta:page-count="1" meta:paragraph-count="23" meta:word-count="151" meta:character-count="1168"/>
    <dc:date>2019-05-06T22:02:56.36</dc:date>
    <meta:editing-duration>PT5M8S</meta:editing-duration>
    <meta:editing-cycles>1</meta:editing-cycles>
    <meta:generator>OpenOffice/4.1.6$Win32 OpenOffice.org_project/416m1$Build-9790</meta:generator>
  </office:meta>
</office:document-meta>
</file>